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margin-left="0.5in" fo:text-indent="-0.5in">
        <style:tab-stops/>
      </style:paragraph-properties>
    </style:style>
    <style:style style:name="P2" style:parent-style-name="Lijstalinea" style:list-style-name="LFO1" style:family="paragraph">
      <style:text-properties fo:language="nl" fo:country="NL"/>
    </style:style>
    <style:style style:name="P3" style:parent-style-name="Lijstalinea" style:list-style-name="LFO1" style:family="paragraph">
      <style:text-properties fo:language="nl" fo:country="NL"/>
    </style:style>
    <style:style style:name="P4" style:parent-style-name="Lijstalinea" style:list-style-name="LFO1" style:family="paragraph">
      <style:text-properties fo:language="nl" fo:country="NL"/>
    </style:style>
    <style:style style:name="P5" style:parent-style-name="Lijstalinea" style:list-style-name="LFO1" style:family="paragraph">
      <style:text-properties fo:language="nl" fo:country="NL"/>
    </style:style>
    <style:style style:name="P6" style:parent-style-name="Lijstalinea" style:list-style-name="LFO1" style:family="paragraph">
      <style:text-properties fo:language="nl" fo:country="NL"/>
    </style:style>
    <style:style style:name="P7" style:parent-style-name="Lijstalinea" style:list-style-name="LFO1" style:family="paragraph">
      <style:text-properties fo:language="nl" fo:country="NL"/>
    </style:style>
    <style:style style:name="P8" style:parent-style-name="Lijstalinea" style:list-style-name="LFO1" style:family="paragraph">
      <style:text-properties fo:language="nl" fo:country="NL"/>
    </style:style>
    <style:style style:name="P9" style:parent-style-name="Lijstalinea" style:list-style-name="LFO1" style:family="paragraph">
      <style:text-properties fo:language="nl" fo:country="NL"/>
    </style:style>
    <style:style style:name="P10" style:parent-style-name="Lijstalinea" style:family="paragraph">
      <style:text-properties fo:language="nl" fo:country="NL"/>
    </style:style>
    <style:style style:name="P11" style:parent-style-name="Lijstalinea" style:family="paragraph">
      <style:text-properties fo:language="nl" fo:country="NL"/>
    </style:style>
    <style:style style:name="P12" style:parent-style-name="Lijstalinea" style:family="paragraph">
      <style:text-properties fo:language="nl" fo:country="NL"/>
    </style:style>
    <style:style style:name="P13" style:parent-style-name="Lijstalinea" style:family="paragraph">
      <style:paragraph-properties fo:margin-left="0in">
        <style:tab-stops/>
      </style:paragraph-properties>
      <style:text-properties fo:language="nl" fo:country="NL"/>
    </style:style>
    <style:style style:name="P14" style:parent-style-name="Lijstalinea" style:list-style-name="LFO3" style:family="paragraph">
      <style:text-properties fo:language="nl" fo:country="NL"/>
    </style:style>
    <style:style style:name="P15" style:parent-style-name="Lijstalinea" style:list-style-name="LFO2" style:family="paragraph">
      <style:text-properties fo:language="nl" fo:country="NL"/>
    </style:style>
    <style:style style:name="P16" style:parent-style-name="Lijstalinea" style:list-style-name="LFO2" style:family="paragraph">
      <style:text-properties fo:language="nl" fo:country="NL"/>
    </style:style>
    <style:style style:name="P17" style:parent-style-name="Lijstalinea" style:list-style-name="LFO2" style:family="paragraph">
      <style:text-properties fo:language="nl" fo:country="NL"/>
    </style:style>
    <style:style style:name="P18" style:parent-style-name="Lijstalinea" style:list-style-name="LFO2" style:family="paragraph">
      <style:text-properties fo:language="nl" fo:country="NL"/>
    </style:style>
    <style:style style:name="P19" style:parent-style-name="Lijstalinea" style:list-style-name="LFO2" style:family="paragraph">
      <style:text-properties fo:language="nl" fo:country="NL"/>
    </style:style>
    <style:style style:name="P20" style:parent-style-name="Lijstalinea" style:list-style-name="LFO2" style:family="paragraph">
      <style:text-properties fo:language="nl" fo:country="NL"/>
    </style:style>
    <style:style style:name="P21" style:parent-style-name="Lijstalinea" style:list-style-name="LFO2" style:family="paragraph">
      <style:text-properties fo:language="nl" fo:country="NL"/>
    </style:style>
    <style:style style:name="P22" style:parent-style-name="Lijstalinea" style:list-style-name="LFO2" style:family="paragraph">
      <style:text-properties fo:language="nl" fo:country="NL"/>
    </style:style>
    <style:style style:name="P23" style:parent-style-name="Lijstalinea" style:list-style-name="LFO2" style:family="paragraph">
      <style:text-properties fo:language="nl" fo:country="NL"/>
    </style:style>
    <style:style style:name="P24" style:parent-style-name="Lijstalinea" style:list-style-name="LFO2" style:family="paragraph">
      <style:text-properties fo:language="nl" fo:country="NL"/>
    </style:style>
    <style:style style:name="P25" style:parent-style-name="Lijstalinea" style:family="paragraph">
      <style:text-properties fo:language="nl" fo:country="NL"/>
    </style:style>
    <style:style style:name="P26" style:parent-style-name="Lijstalinea" style:family="paragraph">
      <style:text-properties fo:language="nl" fo:country="NL"/>
    </style:style>
    <style:style style:name="P27" style:parent-style-name="Lijstalinea" style:family="paragraph">
      <style:text-properties fo:language="nl" fo:country="NL"/>
    </style:style>
  </office:automatic-styles>
  <office:body>
    <office:text text:use-soft-page-breaks="true">
      <text:p text:style-name="P1">Volgorde interview:</text:p>
      <text:list text:style-name="LFO1" text:continue-numbering="true">
        <text:list-item>
          <text:p text:style-name="P2">Binnenkomen, hand geven en voorstellen.</text:p>
        </text:list-item>
        <text:list-item>
          <text:p text:style-name="P3">Aangeven doel van het interview.</text:p>
        </text:list-item>
        <text:list-item>
          <text:p text:style-name="P4">Aangeven wat wij van het interview verwachten.</text:p>
        </text:list-item>
        <text:list-item>
          <text:p text:style-name="P5">Aangeven hoelang het interview zal duren.</text:p>
        </text:list-item>
        <text:list-item>
          <text:p text:style-name="P6">Vragen ofdat we aantekeningen mogen maken.</text:p>
        </text:list-item>
        <text:list-item>
          <text:p text:style-name="P7">Aangeven wat er met de informatie gebeurt.</text:p>
        </text:list-item>
        <text:list-item>
          <text:p text:style-name="P8">Starten met neutrale open vraag.</text:p>
        </text:list-item>
        <text:list-item>
          <text:p text:style-name="P9">Geen antwoorden in de mond leggen.</text:p>
        </text:list-item>
      </text:list>
      <text:p text:style-name="P10"/>
      <text:p text:style-name="P11"/>
      <text:p text:style-name="P12"/>
      <text:p text:style-name="P13">Vragen:</text:p>
      <text:list text:style-name="LFO3" text:continue-numbering="true">
        <text:list-item>
          <text:p text:style-name="P14">Hoe is het probleem ontstaan?</text:p>
        </text:list-item>
      </text:list>
      <text:list text:style-name="LFO2" text:continue-numbering="true">
        <text:list-item>
          <text:p text:style-name="P15">Hoe verloopt de communicatie binnen de afdelingen op dit moment?</text:p>
        </text:list-item>
        <text:list-item>
          <text:p text:style-name="P16">Hoe wilt u dat de communicatie binnen de afdelingen verloopt?</text:p>
        </text:list-item>
        <text:list-item>
          <text:p text:style-name="P17">Zijn er andere mensen binnen het bedrijf waarmee wij contact kunnen opnemen.</text:p>
        </text:list-item>
        <text:list-item>
          <text:p text:style-name="P18">Hoe zou volgens u de applicatie eruit moeten komen te zien?</text:p>
        </text:list-item>
        <text:list-item>
          <text:p text:style-name="P19">Wilt u dat de huisstyle van het bedrijf wordt toegepast? Zo ja, wat is de<text:s/>huisstyle?</text:p>
        </text:list-item>
        <text:list-item>
          <text:p text:style-name="P20">Wilt u dat er een login scherm in komt? Zo ja, zouden mensen over een administratief account mogen beschikken en wie zouden daar over mogen beschikken?</text:p>
        </text:list-item>
        <text:list-item>
          <text:p text:style-name="P21">Wat verwacht u van het programma?</text:p>
        </text:list-item>
        <text:list-item>
          <text:p text:style-name="P22">Wat voor functies zou u voor uw zelf in de applicatie willen hebben?</text:p>
        </text:list-item>
        <text:list-item>
          <text:p text:style-name="P23">Heeft u nog vragen voor ons?</text:p>
        </text:list-item>
        <text:list-item>
          <text:p text:style-name="P24">Zijn er dingen die er in de applicatie moeten komen die niet kunnen missen omdat het anders uw werk belemmert<text:s/></text:p>
        </text:list-item>
      </text:list>
      <text:p text:style-name="P25"/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jn Verhelpen</meta:initial-creator>
    <dc:creator>corne sierat</dc:creator>
    <meta:creation-date>2017-09-07T07:32:00Z</meta:creation-date>
    <dc:date>2017-09-07T07:40:00Z</dc:date>
    <meta:template xlink:href="Normal" xlink:type="simple"/>
    <meta:editing-cycles>3</meta:editing-cycles>
    <meta:editing-duration>PT480S</meta:editing-duration>
    <meta:document-statistic meta:page-count="1" meta:paragraph-count="2" meta:word-count="172" meta:character-count="1122" meta:row-count="7" meta:non-whitespace-character-count="952"/>
  </office:meta>
</office:document-meta>
</file>